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3cm" fo:min-width="0.9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352cm" fo:min-width="0.92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5.5cm" fo:min-width="2.5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6" style:family="graphic" style:parent-style-name="standard">
      <style:graphic-properties draw:fill="solid" draw:fill-color="#5c8526" draw:textarea-horizontal-align="justify" draw:textarea-vertical-align="middle" draw:auto-grow-height="false" fo:min-height="0.75cm" fo:min-width="1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7cm" fo:min-width="0cm"/>
      <style:paragraph-properties style:writing-mode="lr-tb"/>
    </style:style>
    <style:style style:name="P1" style:family="paragraph">
      <style:paragraph-properties fo:text-align="center"/>
      <style:text-properties fo:color="#ffffff" loext:opacity="100%"/>
    </style:style>
    <style:style style:name="P2" style:family="paragraph">
      <style:paragraph-properties fo:text-align="center"/>
      <style:text-properties fo:color="#ffffff" loext:opacity="100%" fo:font-size="13pt" style:font-size-asian="13pt" style:font-size-complex="13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solid" draw:fill-color="#5c8526"/>
      <style:paragraph-properties fo:text-align="center"/>
      <style:text-properties fo:color="#ffffff" loext:opacity="100%"/>
    </style:style>
    <style:style style:name="P8" style:family="paragraph">
      <style:text-properties fo:font-size="14pt"/>
    </style:style>
    <style:style style:name="P9" style:family="paragraph">
      <loext:graphic-properties draw:fill="none" draw:fill-color="#ffffff"/>
      <style:text-properties fo:font-size="14pt"/>
    </style:style>
    <style:style style:name="P10" style:family="paragraph">
      <style:text-properties fo:font-size="12pt"/>
    </style:style>
    <style:style style:name="P11" style:family="paragraph">
      <loext:graphic-properties draw:fill="none" draw:fill-color="#ffffff"/>
      <style:text-properties fo:font-size="12pt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17cm" svg:height="2.265cm" svg:x="1.733cm" svg:y="2cm">
          <text:p text:style-name="P1"><text:span text:style-name="T1">public</text:span></text:p>
          <text:p text:style-name="P1"><text:span text:style-name="T1">craw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016cm" svg:height="2.264cm" svg:x="1.367cm" svg:y="2.61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017cm" svg:height="2.265cm" svg:x="1cm" svg:y="3.235cm">
          <text:p text:style-name="P2"><text:span text:style-name="T2">public</text:span></text:p>
          <text:p text:style-name="P2"><text:span text:style-name="T2">craw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3cm" svg:height="5.75cm" svg:x="6.25cm" svg:y="3.75cm">
          <text:p text:style-name="P3"><text:span text:style-name="T1">Pipeline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25cm" svg:y1="4.5cm" svg:x2="6.25cm" svg:y2="4.5cm">
          <text:p/>
        </draw:line>
        <draw:frame draw:style-name="gr5" draw:text-style-name="P6" draw:layer="layout" svg:width="2cm" svg:height="1.5cm" svg:x="3.25cm" svg:y="4.5cm">
          <draw:text-box>
            <text:p text:style-name="P5"><text:span text:style-name="T3">&gt;10TB</text:span></text:p>
            <text:p text:style-name="P5"><text:span text:style-name="T3">per day</text:span></text:p>
          </draw:text-box>
        </draw:frame>
        <draw:custom-shape draw:style-name="gr6" draw:text-style-name="P7" draw:layer="layout" svg:width="2cm" svg:height="1cm" svg:x="7cm" svg:y="8.25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1cm" svg:x="7cm" svg:y="7cm">
          <text:p text:style-name="P1">Task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cm" svg:height="1cm" svg:x="7cm" svg:y="5.75cm">
          <text:p text:style-name="P1">Task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9cm" svg:y1="6.25cm" svg:x2="11.75cm" svg:y2="6.25cm">
          <text:p/>
        </draw:line>
        <draw:frame draw:style-name="gr7" draw:text-style-name="P9" draw:layer="layout" svg:width="2.792cm" svg:height="0.807cm" svg:x="11.75cm" svg:y="5.75cm">
          <draw:text-box>
            <text:p text:style-name="P8">my project</text:p>
          </draw:text-box>
        </draw:frame>
        <draw:frame draw:style-name="gr8" draw:text-style-name="P9" draw:layer="layout" svg:width="3.372cm" svg:height="0.807cm" svg:x="11.628cm" svg:y="8.25cm">
          <draw:text-box>
            <text:p text:style-name="P8">your project<text:span text:style-name="T4">?</text:span></text:p>
          </draw:text-box>
        </draw:frame>
        <draw:line draw:style-name="gr4" draw:text-style-name="P4" draw:layer="layout" svg:x1="9cm" svg:y1="7.5cm" svg:x2="11.75cm" svg:y2="7.5cm">
          <text:p/>
        </draw:line>
        <draw:line draw:style-name="gr4" draw:text-style-name="P4" draw:layer="layout" svg:x1="9cm" svg:y1="8.75cm" svg:x2="11.75cm" svg:y2="8.75cm">
          <text:p/>
        </draw:line>
        <draw:frame draw:style-name="gr7" draw:text-style-name="P11" draw:layer="layout" svg:width="3.609cm" svg:height="0.726cm" svg:x="9.891cm" svg:y="6.75cm">
          <draw:text-box>
            <text:p text:style-name="P10">&lt;10GB per day?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3T14:34:23.021883540</meta:creation-date>
    <dc:date>2021-12-03T15:11:09.869846251</dc:date>
    <meta:editing-duration>PT2M54S</meta:editing-duration>
    <meta:editing-cycles>1</meta:editing-cycles>
    <meta:document-statistic meta:object-count="15"/>
    <meta:generator>LibreOffice/7.1.4.2$Linux_X86_64 LibreOffice_project/10$Build-2</meta:generator>
  </office:meta>
</office:document-meta>
</file>